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ptCommandLinePropertySource.JOptCommandLinePropertySource( String name , OptionSe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ptCommandLinePropertySource.containsO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ptCommandLinePropertySource.getProperty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ptCommandLinePropertySource.getNonOptionAr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ptCommandLinePropertySource.getOption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ptCommandLinePropertySource.JOptCommandLinePropertySource( OptionSe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